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35cm" fo:min-width="2.54cm"/>
    </style:style>
    <style:style style:name="gr2" style:family="graphic" style:parent-style-name="standard">
      <style:graphic-properties draw:stroke="none" draw:fill="none" draw:fill-color="#ffffff" draw:auto-grow-width="true" fo:min-height="0.935cm" fo:min-width="3.01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3.04cm" svg:height="1.185cm" svg:x="1.5cm" svg:y="1.8cm">
          <draw:text-box>
            <text:p><text:date style:data-style-name="D1" text:date-value="2015-08-27">27.8.15</text:date></text:p>
          </draw:text-box>
        </draw:frame>
        <draw:frame draw:style-name="gr2" draw:layer="layout" svg:width="3.514cm" svg:height="1.185cm" svg:x="4.3cm" svg:y="1.815cm">
          <draw:text-box>
            <text:p><text:time style:data-style-name="T1" text:time-value="13:04:45.376000000">13:05:27</text:time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3:04:20.533000000</meta:creation-date>
    <dc:date>2015-08-27T13:05:27.107000000</dc:date>
    <meta:editing-duration>PT1M7S</meta:editing-duration>
    <meta:editing-cycles>1</meta:editing-cycles>
    <meta:document-statistic meta:object-count="2"/>
    <meta:generator>LibreOffice/4.3.4.1$Windows_x86 LibreOffice_project/bc356b2f991740509f321d70e4512a6a54c5f243</meta:generator>
  </office:meta>
</office:document-meta>
</file>